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61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1cm" fo:padding-top="0.1cm" fo:padding-bottom="0.1cm" fo:padding-left="0.1cm" fo:padding-right="0.1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88cm" fo:padding-top="0.1cm" fo:padding-bottom="0.1cm" fo:padding-left="0.1cm" fo:padding-right="0.1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style:font-name="Latin Modern Roman"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8pt" style:font-size-asian="8pt" style:font-size-complex="8pt"/>
    </style:style>
    <style:style style:name="T2" style:family="text">
      <style:text-properties style:font-name="Latin Modern Roman" fo:font-size="12pt" style:font-size-asian="12pt" style:font-size-complex="12pt"/>
    </style:style>
    <style:style style:name="T3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-8% 58%" style:font-name="Latin Modern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1.6cm" svg:y="0.097cm">
          <text:p text:style-name="P1"><text:span text:style-name="T1">Przetwornik</text:span></text:p>
          <text:p text:style-name="P1"><text:span text:style-name="T2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1.099cm" svg:x2="1.599cm" svg:y2="1.099cm">
          <text:p/>
        </draw:line>
        <draw:custom-shape draw:style-name="gr3" draw:text-style-name="P5" draw:layer="layout" svg:width="2cm" svg:height="2cm" svg:x="12.1cm" svg:y="0.097cm">
          <text:p text:style-name="P4"><text:span text:style-name="T1">Algorytm</text:span></text:p>
          <text:p text:style-name="P4"><text:span text:style-name="T2">D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6" draw:layer="layout" svg:x1="14.1cm" svg:y1="1.1cm" svg:x2="15.9cm" svg:y2="1.099cm">
          <text:p/>
        </draw:line>
        <draw:frame draw:style-name="gr4" draw:text-style-name="P8" draw:layer="layout" svg:width="0.862cm" svg:height="0.912cm" svg:x="0.1cm" svg:y="0.2cm">
          <draw:text-box>
            <text:p text:style-name="P7"><text:span text:style-name="T3">s</text:span><text:span text:style-name="T2">(</text:span><text:span text:style-name="T3">t</text:span><text:span text:style-name="T2">)</text:span></text:p>
          </draw:text-box>
        </draw:frame>
        <draw:frame draw:style-name="gr5" draw:text-style-name="P8" draw:layer="layout" svg:width="1.023cm" svg:height="0.912cm" svg:x="3.6cm" svg:y="0.2cm">
          <draw:text-box>
            <text:p text:style-name="P7"><text:span text:style-name="T3">y</text:span><text:span text:style-name="T4">a</text:span><text:span text:style-name="T2">(</text:span><text:span text:style-name="T3">t</text:span><text:span text:style-name="T2">)</text:span></text:p>
          </draw:text-box>
        </draw:frame>
        <draw:frame draw:style-name="gr6" draw:text-style-name="P8" draw:layer="layout" svg:width="1.061cm" svg:height="0.912cm" svg:x="14.3cm" svg:y="0.2cm">
          <draw:text-box>
            <text:p text:style-name="P7"><text:span text:style-name="T3">X</text:span><text:span text:style-name="T2">(</text:span><text:span text:style-name="T3">k</text:span><text:span text:style-name="T2">)</text:span></text:p>
          </draw:text-box>
        </draw:frame>
        <draw:custom-shape draw:style-name="gr7" draw:text-style-name="P2" draw:layer="layout" svg:width="2cm" svg:height="2cm" svg:x="5.1cm" svg:y="0.098cm">
          <text:p text:style-name="P1"><text:span text:style-name="T1">Wzmacniacz</text:span></text:p>
          <text:p text:style-name="P1"><text:span text:style-name="T2">A/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cm" svg:height="2cm" svg:x="8.6cm" svg:y="0.099cm">
          <text:p text:style-name="P1"><text:span text:style-name="T1">Przetwornik</text:span></text:p>
          <text:p text:style-name="P1"><text:span text:style-name="T2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.6cm" svg:y1="1.1cm" svg:x2="5.1cm" svg:y2="1.1cm">
          <text:p/>
        </draw:line>
        <draw:line draw:style-name="gr2" draw:text-style-name="P3" draw:layer="layout" svg:x1="7.1cm" svg:y1="1.099cm" svg:x2="8.6cm" svg:y2="1.099cm">
          <text:p/>
        </draw:line>
        <draw:frame draw:style-name="gr9" draw:text-style-name="P8" draw:layer="layout" svg:width="1.01cm" svg:height="0.912cm" svg:x="7.1cm" svg:y="0.2cm">
          <draw:text-box>
            <text:p text:style-name="P7"><text:span text:style-name="T3">y</text:span><text:span text:style-name="T4">b</text:span><text:span text:style-name="T2">(</text:span><text:span text:style-name="T3">t</text:span><text:span text:style-name="T2">)</text:span></text:p>
          </draw:text-box>
        </draw:frame>
        <draw:line draw:style-name="gr2" draw:text-style-name="P3" draw:layer="layout" svg:x1="10.6cm" svg:y1="1.099cm" svg:x2="12.1cm" svg:y2="1.099cm">
          <text:p/>
        </draw:line>
        <draw:frame draw:style-name="gr10" draw:text-style-name="P8" draw:layer="layout" svg:width="0.988cm" svg:height="0.912cm" svg:x="10.599cm" svg:y="0.2cm">
          <draw:text-box>
            <text:p text:style-name="P7"><text:span text:style-name="T5">x</text:span><text:span text:style-name="T4">c</text:span><text:span text:style-name="T2">(</text:span><text:span text:style-name="T3">i</text:span><text:span text:style-name="T2">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2.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236cm" svg:x="1cm" svg:y="5.654cm"/>
      <draw:page-thumbnail draw:layer="backgroundobjects" svg:width="8.999cm" svg:height="1.236cm" svg:x="1cm" svg:y="14.23cm"/>
      <draw:page-thumbnail draw:layer="backgroundobjects" svg:width="8.999cm" svg:height="1.236cm" svg:x="1cm" svg:y="22.806cm"/>
      <draw:page-thumbnail draw:layer="backgroundobjects" svg:width="8.999cm" svg:height="1.236cm" svg:x="11cm" svg:y="5.654cm"/>
      <draw:page-thumbnail draw:layer="backgroundobjects" svg:width="8.999cm" svg:height="1.236cm" svg:x="11cm" svg:y="14.23cm"/>
      <draw:page-thumbnail draw:layer="backgroundobjects" svg:width="8.999cm" svg:height="1.236cm" svg:x="11cm" svg:y="22.806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1-09T14:52:39.466775497</dc:date>
    <dc:creator>Łukasz Dróżdż</dc:creator>
    <meta:editing-duration>PT47M19S</meta:editing-duration>
    <meta:editing-cycles>24</meta:editing-cycles>
    <meta:generator>LibreOffice/7.4.4.2$Linux_X86_64 LibreOffice_project/40$Build-2</meta:generator>
    <meta:document-statistic meta:object-count="34"/>
  </office:meta>
</office:document-meta>
</file>